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 style:list-style-name="L1">
      <style:paragraph-properties fo:margin-top="0cm" fo:margin-bottom="0.353cm" fo:line-height="115%" style:text-autospace="none"/>
      <style:text-properties style:font-name="Calibri" fo:font-size="11pt" fo:language="zxx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 style:list-style-name="L1">
      <style:paragraph-properties fo:margin-top="0cm" fo:margin-bottom="0.353cm" fo:line-height="115%" style:text-autospace="none"/>
      <style:text-properties style:font-name="Calibri" fo:font-size="11pt" fo:language="zxx" fo:country="none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principal()</text:p>
      <text:p text:style-name="P2"/>
      <text:list xml:id="list2118386817160147137" text:style-name="L1">
        <text:list-item>
          <text:p text:style-name="P3">Loguear <text:s text:c="2"/>// No creo menú para decir quién eres porque según los datos que introduzcas en el login ya diferenciaría entre Admin o Cliente :O.</text:p>
          <text:list>
            <text:list-item>
              <text:p text:style-name="P3">Admin</text:p>
            </text:list-item>
            <text:list-item>
              <text:p text:style-name="P3">Cliente: menucliente()</text:p>
              <text:list>
                <text:list-item>
                  <text:p text:style-name="P3">Visualizar datos personales: menudatos()</text:p>
                  <text:list>
                    <text:list-item>
                      <text:p text:style-name="P3">Modificar</text:p>
                    </text:list-item>
                    <text:list-item>
                      <text:p text:style-name="P3">Volver</text:p>
                    </text:list-item>
                  </text:list>
                </text:list-item>
                <text:list-item>
                  <text:p text:style-name="P3">Ver cuentas: menucuentas()</text:p>
                  <text:list>
                    <text:list-item>
                      <text:p text:style-name="P3">Agregar cuenta</text:p>
                    </text:list-item>
                    <text:list-item>
                      <text:p text:style-name="P3">Eliminar cuenta</text:p>
                    </text:list-item>
                    <text:list-item>
                      <text:p text:style-name="P3">Editar cuenta</text:p>
                    </text:list-item>
                    <text:list-item>
                      <text:p text:style-name="P3">Realizar Transacciones: menutransacciones()</text:p>
                      <text:list>
                        <text:list-item>
                          <text:p text:style-name="P3">Ingresar</text:p>
                        </text:list-item>
                        <text:list-item>
                          <text:p text:style-name="P3">Retirar</text:p>
                        </text:list-item>
                        <text:list-item>
                          <text:p text:style-name="P3">Transferencia</text:p>
                        </text:list-item>
                        <text:list-item>
                          <text:p text:style-name="P3">Volver</text:p>
                        </text:list-item>
                      </text:list>
                    </text:list-item>
                    <text:list-item>
                      <text:p text:style-name="P3">Volver</text:p>
                    </text:list-item>
                  </text:list>
                </text:list-item>
                <text:list-item>
                  <text:p text:style-name="P3">Volver</text:p>
                </text:list-item>
              </text:list>
            </text:list-item>
          </text:list>
        </text:list-item>
      </text:list>
      <text:p text:style-name="P2"/>
      <text:list xml:id="list41240988" text:continue-numbering="true" text:style-name="L1">
        <text:list-item>
          <text:p text:style-name="P3">Alta nueva</text:p>
          <text:p text:style-name="P4"/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Symbol"/>
    </style:style>
    <style:style style:name="RTF_5f_Num_20_3_20_1" style:display-name="RTF_Num 3 1" style:family="text">
      <style:text-properties style:font-name="Calibri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suffix="." style:num-format="A" style:num-letter-sync="true">
        <style:list-level-properties fo:text-align="center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21:06:07.65</meta:creation-date>
    <meta:editing-duration>PT1M33S</meta:editing-duration>
    <meta:editing-cycles>3</meta:editing-cycles>
    <meta:generator>OpenOffice/4.1.1$Win32 OpenOffice.org_project/411m6$Build-9775</meta:generator>
    <meta:initial-creator>Clara Sub</meta:initial-creator>
    <dc:date>2015-03-21T21:07:57.16</dc:date>
    <dc:creator>Clara Sub</dc:creator>
    <meta:document-statistic meta:table-count="0" meta:image-count="0" meta:object-count="0" meta:page-count="1" meta:paragraph-count="19" meta:word-count="73" meta:character-count="423"/>
  </office:meta>
</office:document-meta>
</file>